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65602" officeooo:paragraph-rsid="0016560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855ae" officeooo:paragraph-rsid="001855ae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line-through-style="solid" style:text-line-through-type="single" style:font-name="Times New Roman" fo:font-size="14pt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style:text-line-through-style="solid" style:text-line-through-type="single" style:font-name="Times New Roman" style:text-underline-mode="continuous" style:text-overline-mode="continuous" style:text-line-through-mode="continuous"/>
    </style:style>
    <style:style style:name="T5" style:family="text">
      <style:text-properties style:text-line-through-style="solid" style:text-line-through-type="single" style:font-name="Times New Roman" fo:font-size="13pt" style:text-underline-mode="continuous" style:text-overline-mode="continuous" style:text-line-through-mode="continuous" style:font-size-asian="13pt" style:font-size-complex="13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165602" style:font-size-asian="14pt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3pt" style:font-size-asian="13pt" style:font-size-complex="13pt"/>
    </style:style>
    <style:style style:name="T11" style:family="text">
      <style:text-properties style:font-name="Times New Roman" fo:font-size="13pt" officeooo:rsid="00165602" style:font-size-asian="13pt" style:font-size-complex="13pt"/>
    </style:style>
    <style:style style:name="T12" style:family="text">
      <style:text-properties style:font-name="Times New Roman" officeooo:rsid="00165602"/>
    </style:style>
    <style:style style:name="T13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14" style:family="text">
      <style:text-properties officeooo:rsid="00165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<text:tab/></text:span><text:span text:style-name="Fonte_20_parág._20_padrão"><text:span text:style-name="T13">Caso de Uso Sistema de Biblioteca</text:span></text:span></text:p>
      <text:p text:style-name="P1"/>
      <text:p text:style-name="P6"><text:tab/><text:span text:style-name="T2">Uma biblioteca municipal aluga livros para todas as pessoas desde que essas estejam devidamente cadastradas no seu sistema de empréstimo. O sistema de cadastro funciona da seguinte maneira: a pessoa deve informar para a bibliotecária seu nome completo, data de nascimento, sexo, endereço, telefone e CPF.</text:span></text:p>
      <text:p text:style-name="P2"><text:span text:style-name="Fonte_20_parág._20_padrão"><text:span text:style-name="T7"><text:tab/>Um cliente foi alugar dois livros nessa biblioteca. A bibliotecária teve que cadastrá-lo, pois ele não possuía o cadastro. Um dos livros que o cliente queria não </text:span></text:span><text:span text:style-name="Fonte_20_parág._20_padrão"><text:span text:style-name="T3">e</text:span></text:span><text:span text:style-name="Fonte_20_parág._20_padrão"><text:span text:style-name="T7">stava disponível no acervo, então reservou no sistema </text:span></text:span><text:span text:style-name="Fonte_20_parág._20_padrão"><text:span text:style-name="T8">que conferiu toda a sua situação</text:span></text:span><text:span text:style-name="Fonte_20_parág._20_padrão"><text:span text:style-name="T7">.</text:span></text:span></text:p>
      <text:p text:style-name="P4"><text:tab/>A bibliotecária encomendou o livro desejado pelo cliente à uma biblioteca de um município vizinho. A segunda biblioteca confere se possui o livro solicitado e se ele está disponível para empréstimo. Caso o livro esteja disponível, ele será enviado para a primeira biblioteca o que levaria em média dois dias.</text:p>
      <text:p text:style-name="P6"/>
      <text:p text:style-name="P7">Requisitos do Sistema</text:p>
      <text:p text:style-name="P8"/>
      <text:p text:style-name="P4">R1: Todos os dados do <text:span text:style-name="T14">leitor</text:span> devem está cadastrado no sistema.</text:p>
      <text:p text:style-name="P5">R2: O funcionário deve ser identificado pelo sistema.</text:p>
      <text:p text:style-name="P4">R<text:span text:style-name="T14">3</text:span>: Caso o cliente apresente alguma pendência na entrega de livros, não será possível fazer a solicitação.</text:p>
      <text:p text:style-name="P4">R<text:span text:style-name="T14">4</text:span>: O livro não poderá ser emprestado caso já esteja sob a tutela de outro cliente.</text:p>
      <text:p text:style-name="P5">R5: Um usuário não pode ter mais de duas reservas em aberto no seu nome.</text:p>
      <text:p text:style-name="P5">R6: Um usuário pode ter no máximo três exemplares em seu poder num determinado instante de temp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19-02-15T08:42:00Z</meta:creation-date>
    <dc:date>2019-03-06T16:50:53.398000000</dc:date>
    <meta:editing-cycles>6</meta:editing-cycles>
    <meta:editing-duration>PT2H17M29S</meta:editing-duration>
    <meta:document-statistic meta:table-count="0" meta:image-count="0" meta:object-count="0" meta:page-count="1" meta:paragraph-count="11" meta:word-count="230" meta:character-count="1393" meta:non-whitespace-character-count="1170"/>
    <meta:template xlink:type="simple" xlink:actuate="onRequest" xlink:title="" xlink:href="Normal"/>
  </office:meta>
</office:document-meta>
</file>